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officeooo:rsid="00067070" officeooo:paragraph-rsid="00067070" style:font-weight-asian="bold" style:font-weight-complex="bold"/>
    </style:style>
    <style:style style:name="P3" style:family="paragraph" style:parent-style-name="Standard">
      <style:text-properties fo:font-weight="bold" officeooo:rsid="00067070" officeooo:paragraph-rsid="00067070" style:font-weight-asian="bold" style:font-weight-complex="bold"/>
    </style:style>
    <style:style style:name="P4" style:family="paragraph" style:parent-style-name="Standard" style:list-style-name="L4">
      <style:text-properties fo:font-weight="bold" officeooo:rsid="00067070" officeooo:paragraph-rsid="00067070" style:font-weight-asian="bold" style:font-weight-complex="bold"/>
    </style:style>
    <style:style style:name="P5" style:family="paragraph" style:parent-style-name="Standard" style:list-style-name="L5">
      <style:text-properties fo:font-weight="bold" officeooo:rsid="00067070" officeooo:paragraph-rsid="00067070" style:font-weight-asian="bold" style:font-weight-complex="bold"/>
    </style:style>
    <style:style style:name="P6" style:family="paragraph" style:parent-style-name="Standard" style:list-style-name="L2">
      <style:text-properties fo:font-weight="normal" officeooo:paragraph-rsid="00067070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67070" officeooo:paragraph-rsid="0006707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67070" officeooo:paragraph-rsid="00067070" style:font-weight-asian="normal" style:font-weight-complex="normal"/>
    </style:style>
    <style:style style:name="P9" style:family="paragraph" style:parent-style-name="Standard">
      <style:text-properties fo:font-weight="normal" officeooo:rsid="00067070" officeooo:paragraph-rsid="00067070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067070" officeooo:paragraph-rsid="00067070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067070" officeooo:paragraph-rsid="00067070" style:font-weight-asian="normal" style:font-weight-complex="normal"/>
    </style:style>
    <style:style style:name="T1" style:family="text">
      <style:text-properties officeooo:rsid="00067070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font-weight="bold" officeooo:rsid="0006707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span text:style-name="T1">Contact Number Application</text:span></text:p>
      <text:p text:style-name="P1"/>
      <text:list xml:id="list8263947732469817476" text:style-name="L1">
        <text:list-header>
          <text:p text:style-name="P2">Assumptions 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User can search on the basis of Firstname &amp; Lastname</text:p>
                            </text:list-item>
                            <text:list-item>
                              <text:p text:style-name="P8">User can also search any patte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"/>
      <text:p text:style-name="P3"><text:tab/>Architecture :</text:p>
      <text:list xml:id="list3360807491824731414" text:style-name="L2">
        <text:list-item>
          <text:p text:style-name="P6"><text:span text:style-name="T1">I am using storing contact details in </text:span><text:span text:style-name="T2">CopyOnWriteArrayList</text:span></text:p>
        </text:list-item>
        <text:list-item>
          <text:p text:style-name="P7">After storing contact I am calculating contact's all possible</text:p>
          <text:p text:style-name="P7">prefixes and suffixes and storing them in Trie.</text:p>
        </text:list-item>
        <text:list-item>
          <text:p text:style-name="P7">At the end of every suffix or prefix we will be storing contact.</text:p>
        </text:list-item>
        <text:list-item>
          <text:p text:style-name="P7">We are sotring reference so same contact which was saved in </text:p>
          <text:p text:style-name="P7">List will also be stored in Trie.</text:p>
        </text:list-item>
      </text:list>
      <text:p text:style-name="P9"/>
      <text:p text:style-name="P3"><text:tab/>Test Cases:</text:p>
      <text:list xml:id="list2414646405613751281" text:style-name="L5">
        <text:list-item>
          <text:p text:style-name="P5">Search text :</text:p>
          <text:p text:style-name="P11">Chris</text:p>
        </text:list-item>
      </text:list>
      <text:list xml:id="list4011628203965861198" text:style-name="L4">
        <text:list-item>
          <text:p text:style-name="P4">Input :</text:p>
          <text:p text:style-name="P10">Chris Ben</text:p>
          <text:p text:style-name="P10">Chris</text:p>
          <text:p text:style-name="P10">Chris Morris</text:p>
        </text:list-item>
        <text:list-item>
          <text:p text:style-name="P4">Output:</text:p>
          <text:p text:style-name="P10">Chris</text:p>
          <text:p text:style-name="P10">Chris Ben</text:p>
          <text:p text:style-name="P10">Chris Mor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20:42:30.619686415</meta:creation-date>
    <dc:date>2016-06-28T20:48:33.826025870</dc:date>
    <meta:editing-duration>P0D</meta:editing-duration>
    <meta:editing-cycles>1</meta:editing-cycles>
    <meta:document-statistic meta:table-count="0" meta:image-count="0" meta:object-count="0" meta:page-count="1" meta:paragraph-count="22" meta:word-count="117" meta:character-count="579" meta:non-whitespace-character-count="497"/>
    <meta:generator>LibreOffice/4.2.8.2$Linux_X86_64 LibreOffice_project/420m0$Build-2</meta:generator>
  </office:meta>
</office:document-meta>
</file>